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8E0000018ECA8B6F8978845C50.png" manifest:media-type="image/png"/>
  <manifest:file-entry manifest:full-path="Pictures/100002010000018E0000018EBD486230B4FC5109.png" manifest:media-type="image/png"/>
  <manifest:file-entry manifest:full-path="Pictures/1000020000000094000000940444C3C9D205423F.png" manifest:media-type="image/png"/>
  <manifest:file-entry manifest:full-path="Pictures/100002000000009400000094183D941B7D80F4B0.png" manifest:media-type="image/png"/>
  <manifest:file-entry manifest:full-path="Pictures/10000201000000B4000000B4208AF0A64964E903.png" manifest:media-type="image/png"/>
  <manifest:file-entry manifest:full-path="Pictures/1000020000000094000000947840CCE6317D2720.png" manifest:media-type="image/png"/>
  <manifest:file-entry manifest:full-path="Pictures/100002000000009400000094885D4295E8021B8C.png" manifest:media-type="image/png"/>
  <manifest:file-entry manifest:full-path="Pictures/10000200000001CC000001CC8D30CC1D74D8248E.png" manifest:media-type="image/png"/>
  <manifest:file-entry manifest:full-path="Pictures/10000200000001A500000197197CCDDDCC66E692.png" manifest:media-type="image/png"/>
  <manifest:file-entry manifest:full-path="Pictures/10000200000002F4000001063CDF15509538B8F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547cm" fo:margin-left="0.141cm" fo:margin-top="0cm" fo:margin-bottom="0cm" table:align="left" style:writing-mode="lr-tb"/>
    </style:style>
    <style:style style:name="Таблица1.A" style:family="table-column">
      <style:table-column-properties style:column-width="18.54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41cm" fo:padding-right="0.141cm" fo:padding-top="0cm" fo:padding-bottom="0cm" fo:border="0.5pt solid #000000"/>
    </style:style>
    <style:style style:name="P1" style:family="paragraph" style:parent-style-name="Header">
      <style:paragraph-properties fo:margin-left="0cm" fo:margin-right="0cm" fo:text-indent="-2cm" style:auto-text-indent="false"/>
    </style:style>
    <style:style style:name="P2" style:family="paragraph" style:parent-style-name="Frame_20_contents">
      <style:paragraph-properties fo:margin-top="0.071cm" fo:margin-bottom="0.176cm" loext:contextual-spacing="false" fo:line-height="100%"/>
    </style:style>
    <style:style style:name="P3" style:family="paragraph" style:parent-style-name="Frame_20_contents">
      <style:paragraph-properties fo:margin-left="1cm" fo:margin-right="0cm" fo:line-height="100%" fo:text-indent="0.501cm" style:auto-text-indent="false"/>
    </style:style>
    <style:style style:name="P4" style:family="paragraph" style:parent-style-name="Frame_20_contents">
      <style:paragraph-properties fo:margin-top="0cm" fo:margin-bottom="0cm" loext:contextual-spacing="false" fo:line-height="100%"/>
    </style:style>
    <style:style style:name="P5" style:family="paragraph" style:parent-style-name="Frame_20_contents">
      <style:paragraph-properties fo:margin-top="0.141cm" fo:margin-bottom="0cm" loext:contextual-spacing="false" fo:line-height="100%" fo:text-align="end" style:justify-single-word="false"/>
    </style:style>
    <style:style style:name="P6" style:family="paragraph" style:parent-style-name="Standard">
      <style:text-properties fo:color="#000000" style:font-name="Calibri" fo:language="bg" fo:country="BG" style:font-name-asian="Calibri1" style:font-name-complex="Calibri1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Calibri" style:font-name-asian="Calibri1" style:font-name-complex="Calibri1"/>
    </style:style>
    <style:style style:name="P9" style:family="paragraph" style:parent-style-name="Standard">
      <style:text-properties style:font-name="Calibri" fo:font-weight="bold" style:font-name-asian="Calibri1" style:font-weight-asian="bold" style:font-name-complex="Calibri1"/>
    </style:style>
    <style:style style:name="P10" style:family="paragraph" style:parent-style-name="Standard">
      <style:paragraph-properties fo:margin-top="0.353cm" fo:margin-bottom="0.071cm" loext:contextual-spacing="false" fo:keep-together="always" fo:keep-with-next="always"/>
    </style:style>
    <style:style style:name="P11" style:family="paragraph" style:parent-style-name="Standard" style:master-page-name="Standard">
      <style:paragraph-properties fo:margin-top="0.353cm" fo:margin-bottom="0.071cm" loext:contextual-spacing="false" fo:text-align="center" style:justify-single-word="false" fo:keep-together="always" style:page-number="auto" fo:keep-with-next="always"/>
    </style:style>
    <style:style style:name="P12" style:family="paragraph" style:parent-style-name="Standard">
      <style:paragraph-properties fo:margin-top="0.212cm" fo:margin-bottom="0.071cm" loext:contextual-spacing="false" fo:keep-together="always" fo:keep-with-next="always"/>
    </style:style>
    <style:style style:name="P13" style:family="paragraph" style:parent-style-name="Standard" style:list-style-name="WWNum12">
      <style:paragraph-properties fo:margin-left="1.27cm" fo:margin-right="0cm" fo:text-indent="-0.635cm" style:auto-text-indent="false"/>
    </style:style>
    <style:style style:name="P14" style:family="paragraph" style:parent-style-name="Standard" style:list-style-name="WWNum13">
      <style:paragraph-properties fo:margin-left="1.27cm" fo:margin-right="0cm" fo:text-indent="-0.635cm" style:auto-text-indent="false"/>
    </style:style>
    <style:style style:name="P15" style:family="paragraph" style:parent-style-name="Standard" style:list-style-name="WWNum14">
      <style:paragraph-properties fo:margin-left="1.27cm" fo:margin-right="0cm" fo:text-indent="-0.635cm" style:auto-text-indent="false"/>
    </style:style>
    <style:style style:name="P16" style:family="paragraph" style:parent-style-name="Standard" style:list-style-name="WWNum15">
      <style:paragraph-properties fo:margin-left="1.27cm" fo:margin-right="0cm" fo:text-indent="-0.635cm" style:auto-text-indent="false"/>
    </style:style>
    <style:style style:name="P17" style:family="paragraph" style:parent-style-name="Standard" style:list-style-name="WWNum16">
      <style:paragraph-properties fo:margin-left="1.27cm" fo:margin-right="0cm" fo:text-indent="-0.635cm" style:auto-text-indent="false"/>
    </style:style>
    <style:style style:name="P18" style:family="paragraph" style:parent-style-name="Standard" style:list-style-name="WWNum17">
      <style:paragraph-properties fo:margin-left="1.27cm" fo:margin-right="0cm" fo:text-indent="-0.635cm" style:auto-text-indent="false"/>
    </style:style>
    <style:style style:name="P19" style:family="paragraph" style:parent-style-name="Standard" style:list-style-name="WWNum18">
      <style:paragraph-properties fo:margin-left="1.27cm" fo:margin-right="0cm" fo:text-indent="-0.635cm" style:auto-text-indent="false"/>
    </style:style>
    <style:style style:name="P20" style:family="paragraph" style:parent-style-name="Standard" style:list-style-name="WWNum19">
      <style:paragraph-properties fo:margin-left="1.27cm" fo:margin-right="0cm" fo:text-indent="-0.635cm" style:auto-text-indent="false"/>
    </style:style>
    <style:style style:name="P21" style:family="paragraph" style:parent-style-name="Standard" style:list-style-name="WWNum20">
      <style:paragraph-properties fo:margin-left="1.27cm" fo:margin-right="0cm" fo:text-indent="-0.635cm" style:auto-text-indent="false"/>
    </style:style>
    <style:style style:name="P22" style:family="paragraph" style:parent-style-name="Standard" style:list-style-name="WWNum21">
      <style:paragraph-properties fo:margin-left="1.27cm" fo:margin-right="0cm" fo:text-indent="-0.635cm" style:auto-text-indent="false"/>
    </style:style>
    <style:style style:name="P23" style:family="paragraph" style:parent-style-name="Standard" style:list-style-name="WWNum22">
      <style:paragraph-properties fo:margin-left="1.27cm" fo:margin-right="0cm" fo:text-indent="-0.635cm" style:auto-text-indent="false"/>
    </style:style>
    <style:style style:name="P24" style:family="paragraph" style:parent-style-name="Standard" style:list-style-name="WWNum23">
      <style:paragraph-properties fo:margin-left="1.27cm" fo:margin-right="0cm" fo:text-indent="-0.635cm" style:auto-text-indent="false"/>
    </style:style>
    <style:style style:name="P25" style:family="paragraph" style:parent-style-name="Standard">
      <style:paragraph-properties fo:margin-left="1.27cm" fo:margin-right="0cm" fo:text-indent="0cm" style:auto-text-indent="false"/>
    </style:style>
    <style:style style:name="P26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style style:name="P27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fo:color="#00000a" style:font-name="Calibri" style:font-name-asian="Calibri1" style:font-name-complex="Calibri1"/>
    </style:style>
    <style:style style:name="P28" style:family="paragraph" style:parent-style-name="Standard">
      <style:paragraph-properties fo:margin-left="0cm" fo:margin-right="0cm" fo:text-indent="1.27cm" style:auto-text-indent="false"/>
    </style:style>
    <style:style style:name="P29" style:family="paragraph" style:parent-style-name="Standard">
      <style:paragraph-properties fo:margin-top="0.141cm" fo:margin-bottom="0cm" loext:contextual-spacing="false" fo:line-height="100%"/>
    </style:style>
    <style:style style:name="P30" style:family="paragraph" style:parent-style-name="Standard">
      <style:paragraph-properties fo:margin-top="0.141cm" fo:margin-bottom="0cm" loext:contextual-spacing="false" fo:line-height="100%" fo:text-align="center" style:justify-single-word="false"/>
    </style:style>
    <style:style style:name="P31" style:family="paragraph" style:parent-style-name="Standard">
      <style:paragraph-properties fo:margin-top="0.141cm" fo:margin-bottom="0cm" loext:contextual-spacing="false" fo:line-height="162%"/>
    </style:style>
    <style:style style:name="P32" style:family="paragraph" style:parent-style-name="Standard">
      <style:paragraph-properties fo:margin-top="0.141cm" fo:margin-bottom="0cm" loext:contextual-spacing="false" fo:line-height="162%"/>
      <style:text-properties fo:color="#000000" style:font-name="Consolas" fo:font-size="12pt" fo:font-weight="bold" style:font-name-asian="Consolas1" style:font-size-asian="12pt" style:font-weight-asian="bold" style:font-name-complex="Consolas1"/>
    </style:style>
    <style:style style:name="P33" style:family="paragraph" style:parent-style-name="Standard">
      <style:paragraph-properties fo:margin-top="0.141cm" fo:margin-bottom="0cm" loext:contextual-spacing="false" fo:line-height="100%"/>
      <style:text-properties style:font-name="Consolas" fo:font-weight="bold" style:font-name-asian="Consolas1" style:font-weight-asian="bold" style:font-name-complex="Consolas1"/>
    </style:style>
    <style:style style:name="P34" style:family="paragraph">
      <loext:graphic-properties draw:fill="solid" draw:fill-color="#ffffff"/>
      <style:paragraph-properties fo:text-align="center"/>
    </style:style>
    <style:style style:name="T1" style:family="text">
      <style:text-properties fo:color="#642d08" style:font-name="Calibri" fo:font-size="20pt" fo:font-weight="bold" style:font-name-asian="Calibri1" style:font-size-asian="20pt" style:font-weight-asian="bold" style:font-name-complex="Calibri1"/>
    </style:style>
    <style:style style:name="T2" style:family="text">
      <style:text-properties fo:color="#000000" style:font-name="Calibri" style:font-name-asian="Calibri1" style:font-name-complex="Calibri1"/>
    </style:style>
    <style:style style:name="T3" style:family="text">
      <style:text-properties fo:color="#000000" style:font-name="Calibri" style:font-name-asian="Calibri1" style:font-name-complex="Calibri1"/>
    </style:style>
    <style:style style:name="T4" style:family="text">
      <style:text-properties fo:color="#000000" style:font-name="Calibri" fo:font-size="10.5pt" style:font-name-asian="Calibri1" style:font-size-asian="10.5pt" style:font-name-complex="Calibri1"/>
    </style:style>
    <style:style style:name="T5" style:family="text">
      <style:text-properties fo:color="#000000" style:font-name="Calibri" fo:font-weight="bold" style:font-name-asian="Calibri1" style:font-weight-asian="bold" style:font-name-complex="Calibri1"/>
    </style:style>
    <style:style style:name="T6" style:family="text">
      <style:text-properties fo:color="#000000" style:font-name="Consolas" fo:font-weight="bold" style:font-name-asian="Consolas1" style:font-weight-asian="bold" style:font-name-complex="Consolas1"/>
    </style:style>
    <style:style style:name="T7" style:family="text">
      <style:text-properties fo:color="#000000" style:font-name="Consolas" fo:font-weight="bold" style:font-name-asian="Consolas1" style:font-weight-asian="bold" style:font-name-complex="Consolas1"/>
    </style:style>
    <style:style style:name="T8" style:family="text">
      <style:text-properties fo:color="#000000" style:font-name="Consolas" fo:font-size="12pt" fo:font-weight="bold" style:font-name-asian="Consolas1" style:font-size-asian="12pt" style:font-weight-asian="bold" style:font-name-complex="Consolas1"/>
    </style:style>
    <style:style style:name="T9" style:family="text">
      <style:text-properties fo:color="#8f400b" style:font-name="Helvetica" fo:font-size="16pt" fo:font-weight="bold" style:font-name-asian="Helvetica1" style:font-size-asian="16pt" style:font-weight-asian="bold" style:font-name-complex="Helvetica1"/>
    </style:style>
    <style:style style:name="T10" style:family="text">
      <style:text-properties fo:color="#a34a0d" style:font-name="Calibri" fo:font-size="14pt" fo:font-weight="bold" style:font-name-asian="Calibri1" style:font-size-asian="14pt" style:font-weight-asian="bold" style:font-name-complex="Calibri1"/>
    </style:style>
    <style:style style:name="T11" style:family="text">
      <style:text-properties fo:color="#a34a0d" style:font-name="Consolas" fo:font-size="14pt" fo:font-weight="bold" style:font-name-asian="Consolas1" style:font-size-asian="14pt" style:font-weight-asian="bold" style:font-name-complex="Consolas1"/>
    </style:style>
    <style:style style:name="T12" style:family="text">
      <style:text-properties style:font-name="Calibri" style:font-name-asian="Calibri1" style:font-name-complex="Calibri1"/>
    </style:style>
    <style:style style:name="T13" style:family="text">
      <style:text-properties style:font-name="Calibri" fo:font-weight="bold" style:font-name-asian="Calibri1" style:font-weight-asian="bold" style:font-name-complex="Calibri1"/>
    </style:style>
    <style:style style:name="T14" style:family="text">
      <style:text-properties style:font-name="Calibri" fo:font-size="16pt" fo:font-weight="bold" style:font-name-asian="Calibri1" style:font-size-asian="16pt" style:font-weight-asian="bold" style:font-name-complex="Calibri1"/>
    </style:style>
    <style:style style:name="T15" style:family="text">
      <style:text-properties style:font-name="Consolas" fo:font-weight="bold" style:font-name-asian="Consolas1" style:font-weight-asian="bold" style:font-name-complex="Consolas1"/>
    </style:style>
    <style:style style:name="T16" style:family="text">
      <style:text-properties style:font-name="Consolas" style:text-underline-style="solid" style:text-underline-width="auto" style:text-underline-color="font-color" fo:font-weight="bold" style:font-name-asian="Consolas1" style:font-weight-asian="bold" style:font-name-complex="Consolas1"/>
    </style:style>
    <style:style style:name="T17" style:family="text">
      <style:text-properties style:font-name="Consolas" fo:font-size="12pt" fo:font-weight="bold" style:font-name-asian="Consolas1" style:font-size-asian="12pt" style:font-weight-asian="bold" style:font-name-complex="Consolas1"/>
    </style:style>
    <style:style style:name="T18" style:family="text">
      <style:text-properties fo:color="#00000a" style:font-name="Calibri" style:font-name-asian="Calibri1" style:font-name-complex="Calibri1"/>
    </style:style>
    <style:style style:name="T19" style:family="text">
      <style:text-properties fo:color="#00000a" style:font-name="Calibri" fo:font-weight="bold" style:font-name-asian="Calibri1" style:font-weight-asian="bold" style:font-name-complex="Calibri1"/>
    </style:style>
    <style:style style:name="T20" style:family="text">
      <style:text-properties fo:color="#00000a" style:font-name="Consolas" fo:font-weight="bold" style:font-name-asian="Consolas1" style:font-weight-asian="bold" style:font-name-complex="Consolas1"/>
    </style:style>
    <style:style style:name="T21" style:family="text">
      <style:text-properties fo:color="#00000a" style:font-name="Consolas" style:font-name-asian="Consolas1" style:font-name-complex="Consolas1"/>
    </style:style>
    <style:style style:name="T22" style:family="text">
      <style:text-properties fo:color="#ff0000" style:font-name="Consolas" fo:font-weight="bold" style:font-name-asian="Consolas1" style:font-weight-asian="bold" style:font-name-complex="Consolas1"/>
    </style:style>
    <style:style style:name="T23" style:family="text">
      <style:text-properties style:font-name="Helvetica" fo:font-size="10pt" fo:font-weight="bold" style:font-name-asian="Helvetica1" style:font-size-asian="10pt" style:font-weight-asian="bold" style:font-name-complex="Helvetica1"/>
    </style:style>
    <style:style style:name="T24" style:family="text">
      <style:text-properties fo:color="#0000ff" style:font-name="Consolas" fo:font-size="12pt" fo:font-weight="bold" style:font-name-asian="Consolas1" style:font-size-asian="12pt" style:font-weight-asian="bold" style:font-name-complex="Consolas1"/>
    </style:style>
    <style:style style:name="T25" style:family="text">
      <style:text-properties fo:color="#098658" style:font-name="Consolas" fo:font-size="12pt" fo:font-weight="bold" style:font-name-asian="Consolas1" style:font-size-asian="12pt" style:font-weight-asian="bold" style:font-name-complex="Consolas1"/>
    </style:style>
    <style:style style:name="T26" style:family="text">
      <style:text-properties fo:color="#a31515" style:font-name="Consolas" fo:font-size="12pt" fo:font-weight="bold" style:font-name-asian="Consolas1" style:font-size-asian="12pt" style:font-weight-asian="bold" style:font-name-complex="Consolas1"/>
    </style:style>
    <style:style style:name="T27" style:family="text">
      <style:text-properties fo:font-weight="bold" style:font-weight-asian="bold"/>
    </style:style>
    <style:style style:name="T28" style:family="text">
      <style:text-properties fo:font-size="8.5pt" fo:language="de" fo:country="DE" style:font-size-asian="8.5pt" style:font-size-complex="8.5pt"/>
    </style:style>
    <style:style style:name="T29" style:family="text">
      <style:text-properties fo:font-size="8.5pt" style:font-size-asian="8.5pt" style:font-size-complex="8.5pt"/>
    </style:style>
    <style:style style:name="T30" style:family="text">
      <style:text-properties fo:color="#0882de" fo:font-size="8.5pt" fo:language="de" fo:country="DE" style:font-size-asian="8.5pt" style:font-size-complex="8.5pt"/>
    </style:style>
    <style:style style:name="T31" style:family="text">
      <style:text-properties fo:font-size="9pt" fo:language="bg" fo:country="BG" style:font-size-asian="9pt" style:font-size-complex="9pt"/>
    </style:style>
    <style:style style:name="T32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.049cm" fo:padding-top="0.12cm" fo:padding-bottom="0.049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cm" fo:padding-top="0cm" fo:padding-bottom="0cm" fo:border="0.06pt solid #000000"/>
    </style:style>
    <style:style style:name="fr3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974706" draw:stroke-linejoin="round" draw:fill="solid" draw:fill-color="#ffffff" draw:textarea-horizontal-align="center" draw:textarea-vertical-align="top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Problem 3. Parking</text:span></text:p>
      <text:p text:style-name="P10"><text:span text:style-name="T2"><text:line-break/></text:span>Exam problems for the <text:a xlink:type="simple" xlink:href="https://softuni.bg/courses/javascript-advanced" text:style-name="ListLabel_20_46" text:visited-style-name="ListLabel_20_46"><text:span text:style-name="Internet_20_link">“JavaScript Advanced” course @ SoftUni</text:span></text:a>. Submit your solutions in the SoftUni Judge system at <text:a xlink:type="simple" xlink:href="https://judge.softuni.bg/Contests/Compete/Index/2590#2" text:style-name="ListLabel_20_46" text:visited-style-name="ListLabel_20_46"><text:span text:style-name="Internet_20_link">https://judge.softuni.bg/Contests/Compete/Index/2590#2</text:span></text:a></text:p>
      <text:p text:style-name="P6"/>
      <text:p text:style-name="Standard"><text:span text:style-name="T2">Write a </text:span><text:span text:style-name="T6">class Parking</text:span><text:span text:style-name="T2">, which implements the following functionality:</text:span></text:p>
      <text:p text:style-name="P12"><text:span text:style-name="T9">Functionality</text:span></text:p>
      <text:p text:style-name="P12"><text:span text:style-name="T10">constructor ( capacity )</text:span><text:span text:style-name="T4"> <text:s/></text:span></text:p>
      <text:p text:style-name="Standard"><text:span text:style-name="T12">Should have these </text:span><text:span text:style-name="T13">2</text:span><text:span text:style-name="T12"> properties:</text:span></text:p>
      <text:list xml:id="list2415719811" text:style-name="WWNum12">
        <text:list-item>
          <text:p text:style-name="P13"><text:span text:style-name="T15">capacity </text:span><text:span text:style-name="T12">– </text:span><text:span text:style-name="T13">number</text:span><text:span text:style-name="T12">;</text:span></text:p>
        </text:list-item>
        <text:list-item>
          <text:p text:style-name="P13"><text:span text:style-name="T15">vehicles </text:span><text:span text:style-name="T12">– </text:span><text:span text:style-name="T13">array</text:span><text:span text:style-name="T12">;<text:line-break/></text:span></text:p>
        </text:list-item>
      </text:list>
      <text:p text:style-name="Standard"><text:span text:style-name="T16">Hint</text:span><text:span text:style-name="T15">: </text:span><text:span text:style-name="T12">You can add more properties to help you finish the task. <text:s/></text:span></text:p>
      <text:p text:style-name="P12"><text:span text:style-name="T11">addCar( carModel, carNumber )</text:span></text:p>
      <text:p text:style-name="Standard"><text:span text:style-name="T12">The</text:span><text:span text:style-name="T13"> </text:span><text:span text:style-name="T15">carModel</text:span><text:span text:style-name="T13"> </text:span><text:span text:style-name="T12">and</text:span><text:span text:style-name="T13"> </text:span><text:span text:style-name="T15">carNumber</text:span><text:span text:style-name="T13"> </text:span><text:span text:style-name="T12">are of type</text:span><text:span text:style-name="T13"> string</text:span><text:span text:style-name="T12">. </text:span></text:p>
      <text:list xml:id="list3826382413" text:style-name="WWNum13">
        <text:list-item>
          <text:p text:style-name="P14"><text:span text:style-name="T2">If there's </text:span><text:span text:style-name="T5">not enough parking spots</text:span><text:span text:style-name="T2"> for the car the park</text:span><text:span text:style-name="T12">, </text:span><text:span text:style-name="T13">throw an Error</text:span><text:span text:style-name="T12">:</text:span></text:p>
        </text:list-item>
      </text:list>
      <text:p text:style-name="P7"><text:span text:style-name="T13">"</text:span><text:span text:style-name="T15">Not enough parking space.</text:span><text:span text:style-name="T13">"<text:line-break/></text:span></text:p>
      <text:list xml:id="list1711759652" text:style-name="WWNum14">
        <text:list-item>
          <text:p text:style-name="P15"><text:span text:style-name="T12">Otherwise this function should </text:span><text:span text:style-name="T13">add</text:span><text:span text:style-name="T12"> the car, with the properties: </text:span><text:span text:style-name="T13">carModel</text:span><text:span text:style-name="T12">, </text:span><text:span text:style-name="T13">carNumber</text:span><text:span text:style-name="T12">, </text:span><text:span text:style-name="T13">payed</text:span><text:span text:style-name="T12">: </text:span><text:span text:style-name="T13">default false</text:span><text:span text:style-name="T12">, to the vehicles array</text:span><text:span text:style-name="T13"> </text:span><text:span text:style-name="T12">and </text:span><text:span text:style-name="T13">return:</text:span></text:p>
        </text:list-item>
      </text:list>
      <text:p text:style-name="P26"><text:span text:style-name="T13">"The {carModel}, with a registration number {carNumber}, parked."<text:line-break/></text:span></text:p>
      <text:p text:style-name="P12"><text:span text:style-name="T11">removeCar( carNumber )</text:span><text:span text:style-name="T18"> </text:span></text:p>
      <text:list xml:id="list295918241" text:style-name="WWNum15">
        <text:list-item>
          <text:p text:style-name="P16"><text:span text:style-name="T12">If the car is not found, throw an Error:</text:span></text:p>
        </text:list-item>
      </text:list>
      <text:p text:style-name="P26"><text:span text:style-name="T20">"The car, you're looking for, is not found."</text:span></text:p>
      <text:list xml:id="list1305379094" text:style-name="WWNum16">
        <text:list-item>
          <text:p text:style-name="P17"><text:span text:style-name="T12">If the car hasn't payed, throw an Error:</text:span></text:p>
        </text:list-item>
      </text:list>
      <text:p text:style-name="P26"><text:span text:style-name="T20">"{carNumber} needs to pay before leaving the parking lot."<text:line-break/></text:span></text:p>
      <text:list xml:id="list824296668" text:style-name="WWNum17">
        <text:list-item>
          <text:p text:style-name="P18"><text:span text:style-name="T12">Otherwise, this function should </text:span><text:span text:style-name="T13">remove</text:span><text:span text:style-name="T12"> the car from the vehicles array</text:span><text:span text:style-name="T13"> </text:span><text:span text:style-name="T12">and </text:span><text:span text:style-name="T13">return:</text:span></text:p>
        </text:list-item>
      </text:list>
      <text:p text:style-name="P26"><text:span text:style-name="T13">"{carNumber} left the parking lot."</text:span></text:p>
      <text:p text:style-name="P27"/>
      <text:p text:style-name="P27"/>
      <text:p text:style-name="P12"><text:span text:style-name="T10">pay( carNumber )</text:span><text:span text:style-name="T11"> </text:span></text:p>
      <text:list xml:id="list2605450200" text:style-name="WWNum18">
        <text:list-item>
          <text:p text:style-name="P19"><text:span text:style-name="T12">If the car is not found, throw an Error:</text:span></text:p>
        </text:list-item>
      </text:list>
      <text:p text:style-name="P26"><text:span text:style-name="T20">"{carNumber} is not in the parking lot."</text:span></text:p>
      <text:list xml:id="list1322647183" text:style-name="WWNum19">
        <text:list-item>
          <text:p text:style-name="P20"><text:soft-page-break/><text:span text:style-name="T12">If the car has already payed, throw an Error:</text:span></text:p>
        </text:list-item>
      </text:list>
      <text:p text:style-name="P26"><text:span text:style-name="T20">"{carNumber}'s driver has already payed his ticket."<text:line-break/></text:span></text:p>
      <text:list xml:id="list379124421" text:style-name="WWNum20">
        <text:list-item>
          <text:p text:style-name="P21"><text:span text:style-name="T12">Otherwise, this function set payed to true on the found car and </text:span><text:span text:style-name="T13">return:</text:span></text:p>
        </text:list-item>
      </text:list>
      <text:p text:style-name="P26"><text:span text:style-name="T13">"{carNumber}'s driver successfully payed for his stay."</text:span></text:p>
      <text:p text:style-name="P8"/>
      <text:p text:style-name="P12"><text:span text:style-name="T11">getStatistics(carNumber) </text:span></text:p>
      <text:p text:style-name="Standard"><text:span text:style-name="T18">This </text:span><text:span text:style-name="T19">method</text:span><text:span text:style-name="T18"> can be called </text:span><text:span text:style-name="T19">with one parameter</text:span><text:span text:style-name="T18"> or </text:span><text:span text:style-name="T19">without</text:span><text:span text:style-name="T18"> any.</text:span></text:p>
      <text:p text:style-name="Standard"><text:span text:style-name="T18">If </text:span><text:span text:style-name="T19">NO</text:span><text:span text:style-name="T18"> parameter is provided, the method should </text:span><text:span text:style-name="T19">return</text:span><text:span text:style-name="T18"> the full information of the parking lot.</text:span></text:p>
      <text:list xml:id="list238757137" text:style-name="WWNum21">
        <text:list-item>
          <text:p text:style-name="P22"><text:span text:style-name="T12">At the first line:</text:span></text:p>
        </text:list-item>
      </text:list>
      <text:p text:style-name="P28"><text:span text:style-name="T20">"The </text:span><text:span text:style-name="T6">Parking</text:span><text:span text:style-name="T22"> </text:span><text:span text:style-name="T20">Lot has { emptySlots } empty </text:span><text:span text:style-name="T6">spots</text:span><text:span text:style-name="T22"> </text:span><text:span text:style-name="T20">left." </text:span></text:p>
      <text:list xml:id="list3478218659" text:style-name="WWNum22">
        <text:list-item>
          <text:p text:style-name="P23"><text:span text:style-name="T18">On the lines, display information about each vehicle</text:span><text:span text:style-name="T20">, sorted alphabetically ascending </text:span><text:span text:style-name="T21">by their </text:span><text:span text:style-name="T20">carModel:</text:span></text:p>
        </text:list-item>
      </text:list>
      <text:p text:style-name="P25"><text:span text:style-name="T20">"{carModel} == {carNumber} - {Has payed / Not payed}"</text:span></text:p>
      <text:p text:style-name="Standard"><text:span text:style-name="T18">If the method is called with </text:span><text:span text:style-name="T19">parameter</text:span><text:span text:style-name="T18"> for </text:span><text:span text:style-name="T19">carNumber</text:span><text:span text:style-name="T18">:</text:span></text:p>
      <text:list xml:id="list3572863984" text:style-name="WWNum23">
        <text:list-item>
          <text:p text:style-name="P24"><text:span text:style-name="T19"><text:s/>return only </text:span><text:span text:style-name="T18">the</text:span><text:span text:style-name="T19"> information about the car with the given carNumber:</text:span></text:p>
        </text:list-item>
      </text:list>
      <text:p text:style-name="P25"><text:span text:style-name="T20">"{carModel} == {carNumber} - {Has payed / Not payed}"</text:span></text:p>
      <text:p text:style-name="P12"><text:span text:style-name="T14">Examples</text:span><text:span text:style-name="T9"> 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0"><text:span text:style-name="T23">Sample code usage</text:span></text:p>
          </table:table-cell>
        </table:table-row>
        <table:table-row table:style-name="Таблица1.1">
          <table:table-cell table:style-name="Таблица1.A1" office:value-type="string">
            <text:p text:style-name="P31"><text:span text:style-name="T24">const</text:span><text:span text:style-name="T8"> parking = </text:span><text:span text:style-name="T24">new</text:span><text:span text:style-name="T8"> Parking(</text:span><text:span text:style-name="T25">12</text:span><text:span text:style-name="T8">);</text:span></text:p>
            <text:p text:style-name="P32"/>
            <text:p text:style-name="P31"><text:span text:style-name="T8">console.log(parking.addCar(</text:span><text:span text:style-name="T26">"Volvo t600"</text:span><text:span text:style-name="T8">, </text:span><text:span text:style-name="T26">"TX3691CA"</text:span><text:span text:style-name="T8">));</text:span></text:p>
            <text:p text:style-name="P31"><text:span text:style-name="T8">console.log(parking.getStatistics());</text:span></text:p>
            <text:p text:style-name="P32"/>
            <text:p text:style-name="P31"><text:span text:style-name="T8">console.log(parking.pay(</text:span><text:span text:style-name="T26">"TX3691CA"</text:span><text:span text:style-name="T8">));</text:span></text:p>
            <text:p text:style-name="P31"><text:span text:style-name="T8">console.log(parking.removeCar(</text:span><text:span text:style-name="T26">"TX3691CA"</text:span><text:span text:style-name="T8">));</text:span></text:p>
          </table:table-cell>
        </table:table-row>
        <table:table-row table:style-name="Таблица1.1">
          <table:table-cell table:style-name="Таблица1.A1" office:value-type="string">
            <text:p text:style-name="P30"><text:span text:style-name="T23">Corresponding output</text:span></text:p>
          </table:table-cell>
        </table:table-row>
        <table:table-row table:style-name="Таблица1.1">
          <table:table-cell table:style-name="Таблица1.A1" office:value-type="string">
            <text:p text:style-name="P29"><text:span text:style-name="T17">The Volvo t600, with a registration number TX3691CA, parked.</text:span></text:p>
            <text:p text:style-name="P29"><text:span text:style-name="T17">The Parking Lot has 11 empty spots left.</text:span></text:p>
            <text:p text:style-name="P29"><text:span text:style-name="T17">Volvo t600 == TX3691CA - Not payed</text:span></text:p>
            <text:p text:style-name="P29"><text:span text:style-name="T17">TX3691CA's driver successfully payed for his stay.</text:span></text:p>
            <text:p text:style-name="P29"><text:span text:style-name="T17">TX3691CA left the parking lot.</text:span></text:p>
            <text:p text:style-name="P33"/>
          </table:table-cell>
        </table:table-row>
      </table:table>
      <text:p text:style-name="P9"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1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cm" fo:margin-bottom="0.353cm" loext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071cm" loext:contextual-spacing="false" fo:keep-together="always" fo:keep-with-next="always"/>
      <style:text-properties fo:color="#642d08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353cm" fo:margin-bottom="0.071cm" loext:contextual-spacing="false" fo:keep-together="always" fo:keep-with-next="always"/>
      <style:text-properties fo:color="#7c380a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8f400b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071cm" loext:contextual-spacing="false" fo:keep-together="always" fo:keep-with-next="always"/>
      <style:text-properties fo:color="#a34a0d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loext:contextual-spacing="false" fo:keep-together="always" fo:keep-with-next="always"/>
      <style:text-properties fo:color="#b2500e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141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Body_20_A" style:display-name="Body A" style:family="paragraph" style:default-outline-level="">
      <style:paragraph-properties fo:margin-top="0.141cm" fo:margin-bottom="0.212cm" loext:contextual-spacing="false" fo:text-align="center" style:justify-single-word="false" fo:orphans="2" fo:widows="2" fo:padding="0cm" fo:border="none" style:writing-mode="lr-tb"/>
      <style:text-properties fo:color="#00000a" style:font-name="Consolas" fo:font-family="Consolas" style:font-family-generic="roman" style:font-pitch="variable" fo:language="da" fo:country="DK" style:text-underline-style="none" fo:font-weight="bold" style:font-name-asian="Consolas1" style:font-family-asian="Consolas" style:font-family-generic-asian="system" style:font-pitch-asian="variable" style:font-weight-asian="bold" style:font-name-complex="Consolas1" style:font-family-complex="Consolas" style:font-family-generic-complex="system" style:font-pitch-complex="variable" style:font-weight-complex="bold" loext:padding="0cm" loext:border="none"/>
    </style:style>
    <style:style style:name="Heading_20_31" style:display-name="Heading 31" style:family="paragraph" style:next-style-name="Body_20_A" style:default-outline-level="2" style:list-style-name="">
      <style:paragraph-properties fo:margin-top="0.212cm" fo:margin-bottom="0.071cm" loext:contextual-spacing="false" fo:text-align="start" style:justify-single-word="false" fo:keep-together="always" fo:orphans="2" fo:widows="2" fo:padding="0cm" fo:border="none" fo:keep-with-next="always" style:writing-mode="lr-tb"/>
      <style:text-properties fo:color="#8f400b" style:font-name="Helvetica" fo:font-family="Helvetica" style:font-family-generic="roman" style:font-pitch="variable" fo:font-size="16pt" style:text-underline-style="none" fo:font-weight="bold" style:font-name-asian="Arial Unicode MS" style:font-family-asian="'Arial Unicode MS'" style:font-family-generic-asian="system" style:font-pitch-asian="variable" style:font-size-asian="16pt" style:font-weight-asian="bold" style:font-name-complex="Arial Unicode MS" style:font-family-complex="'Arial Unicode MS'" style:font-family-generic-complex="system" style:font-pitch-complex="variable" style:font-size-complex="16pt" style:font-weight-complex="bold" loext:padding="0cm" loext:border="non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fo:padding="0cm" fo:border="none" style:writing-mode="lr-tb"/>
      <style:text-properties fo:color="#000000" style:font-name="Helvetica Neue" fo:font-family="'Helvetica Neue'" style:font-family-generic="roman" style:font-pitch="variable" style:text-underline-style="none"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loext:padding="0cm" loext:border="non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Горен_20_колонтитул_20_Знак" style:display-name="Горен колонтитул Знак" style:family="text" style:parent-style-name="Default_20_Paragraph_20_Font"/>
    <style:style style:name="Долен_20_колонтитул_20_Знак" style:display-name="Долен колонтитул Знак" style:family="text" style:parent-style-name="Default_20_Paragraph_20_Font"/>
    <style:style style:name="Изнесен_20_текст_20_Знак" style:display-name="Изнесен текст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лавие_20_1_20_Знак" style:display-name="Заглавие 1 Знак" style:family="text" style:parent-style-name="Default_20_Paragraph_20_Font">
      <style:text-properties fo:color="#642d08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Заглавие_20_2_20_Знак" style:display-name="Заглавие 2 Знак" style:family="text" style:parent-style-name="Default_20_Paragraph_20_Font">
      <style:text-properties fo:color="#7c380a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лавие_20_3_20_Знак" style:display-name="Заглавие 3 Знак" style:family="text" style:parent-style-name="Default_20_Paragraph_20_Font">
      <style:text-properties fo:color="#8f400b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Заглавие_20_4_20_Знак" style:display-name="Заглавие 4 Знак" style:family="text" style:parent-style-name="Default_20_Paragraph_20_Font">
      <style:text-properties fo:color="#a34a0d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Заглавие_20_5_20_Знак" style:display-name="Заглавие 5 Знак" style:family="text" style:parent-style-name="Default_20_Paragraph_20_Font">
      <style:text-properties fo:color="#b2500e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Списък_20_на_20_абзаци_20_Знак" style:display-name="Списък на абзаци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Неразрешено_20_споменаване1" style:display-name="Неразрешено споменаване1" style:family="text" style:parent-style-name="Default_20_Paragraph_20_Font">
      <style:text-properties fo:color="#605e5c" fo:background-color="#e1dfdd"/>
    </style:style>
    <style:style style:name="None" style:family="text"/>
    <style:style style:name="None_20_A_20_A" style:display-name="None A A" style:family="text">
      <style:text-properties fo:language="en" fo:country="US"/>
    </style:style>
    <style:style style:name="None_20_B" style:display-name="None B" style:family="text">
      <style:text-properties fo:language="en" fo:country="US"/>
    </style:style>
    <style:style style:name="None_20_A" style:display-name="None A" style:family="text">
      <style:text-properties fo:language="en" fo:country="US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" style:font-family-asian="Symbol" style:font-family-generic-asian="system" style:font-pitch-asian="variable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" style:font-family-asian="Symbol" style:font-family-generic-asian="system" style:font-pitch-asian="variable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" style:font-family-asian="Symbol" style:font-family-generic-asian="system" style:font-pitch-asian="variable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" style:font-family-asian="Symbol" style:font-family-generic-asian="system" style:font-pitch-asian="variable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" style:font-family-asian="Symbol" style:font-family-generic-asian="system" style:font-pitch-asian="variable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" style:font-family-asian="Symbol" style:font-family-generic-asian="system" style:font-pitch-asian="variable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" style:font-family-asian="Symbol" style:font-family-generic-asian="system" style:font-pitch-asian="variable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" style:font-family-asian="Symbol" style:font-family-generic-asian="system" style:font-pitch-asian="variable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fo:color="#0882de" fo:font-size="8.5pt" fo:language="de" fo:country="DE" style:font-size-asian="8.5pt" style:font-size-complex="8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mported_20_Style_20_2" style:display-name="Imported Style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mported_20_Style_20_3" style:display-name="Imported Style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Arial Unicode MS'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Arial Unicode MS'"/>
      </text:list-level-style-bullet>
      <text:list-level-style-bullet text:level="4" text:style-name="ListLabel_20_7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Arial Unicode MS'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Arial Unicode MS'"/>
      </text:list-level-style-bullet>
      <text:list-level-style-bullet text:level="7" text:style-name="ListLabel_20_10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Arial Unicode MS'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Arial Unicode MS'"/>
      </text:list-level-style-bullet>
      <text:list-level-style-bullet text:level="3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Arial Unicode MS'"/>
      </text:list-level-style-bullet>
      <text:list-level-style-bullet text:level="4" text:style-name="ListLabel_20_16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Arial Unicode MS'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Arial Unicode MS'"/>
      </text:list-level-style-bullet>
      <text:list-level-style-bullet text:level="7" text:style-name="ListLabel_20_19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Arial Unicode MS'"/>
      </text:list-level-style-bullet>
      <text:list-level-style-bullet text:level="9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2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Arial Unicode MS'"/>
      </text:list-level-style-bullet>
      <text:list-level-style-bullet text:level="3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Arial Unicode MS'"/>
      </text:list-level-style-bullet>
      <text:list-level-style-bullet text:level="4" text:style-name="ListLabel_20_25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Arial Unicode MS'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Arial Unicode MS'"/>
      </text:list-level-style-bullet>
      <text:list-level-style-bullet text:level="6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Arial Unicode MS'"/>
      </text:list-level-style-bullet>
      <text:list-level-style-bullet text:level="7" text:style-name="ListLabel_20_28" style:num-suffix="•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Arial Unicode MS'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Arial Unicode MS'"/>
      </text:list-level-style-bullet>
      <text:list-level-style-bullet text:level="9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Arial Unicode MS'"/>
      </text:list-level-style-bullet>
      <text:list-level-style-bullet text:level="3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Arial Unicode MS'"/>
      </text:list-level-style-bullet>
      <text:list-level-style-bullet text:level="4" text:style-name="ListLabel_20_34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Arial Unicode MS'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Arial Unicode MS'"/>
      </text:list-level-style-bullet>
      <text:list-level-style-bullet text:level="6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Arial Unicode MS'"/>
      </text:list-level-style-bullet>
      <text:list-level-style-bullet text:level="7" text:style-name="ListLabel_20_37" style:num-suffix="•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Arial Unicode MS'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Arial Unicode MS'"/>
      </text:list-level-style-bullet>
      <text:list-level-style-bullet text:level="9" text:style-name="ListLabel_20_3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.071cm" fo:margin-bottom="0.176cm" loext:contextual-spacing="false" fo:line-height="100%"/>
    </style:style>
    <style:style style:name="MP3" style:family="paragraph" style:parent-style-name="Frame_20_contents">
      <style:paragraph-properties fo:margin-left="1cm" fo:margin-right="0cm" fo:line-height="100%" fo:text-indent="0.501cm" style:auto-text-indent="false"/>
    </style:style>
    <style:style style:name="MP4" style:family="paragraph" style:parent-style-name="Frame_20_contents">
      <style:paragraph-properties fo:margin-top="0cm" fo:margin-bottom="0cm" loext:contextual-spacing="false" fo:line-height="100%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rame_20_contents">
      <style:paragraph-properties fo:margin-top="0.141cm" fo:margin-bottom="0cm" loext:contextual-spacing="false" fo:line-height="100%" fo:text-align="end" style:justify-single-word="false"/>
    </style:style>
    <style:style style:name="MT1" style:family="text">
      <style:text-properties fo:font-size="8.5pt" fo:language="de" fo:country="DE" style:font-size-asian="8.5pt" style:font-size-complex="8.5pt"/>
    </style:style>
    <style:style style:name="MT2" style:family="text">
      <style:text-properties fo:color="#0882de" fo:font-size="8.5pt" fo:language="de" fo:country="DE" style:font-size-asian="8.5pt" style:font-size-complex="8.5pt"/>
    </style:style>
    <style:style style:name="MT3" style:family="text">
      <style:text-properties fo:font-size="8.5pt" style:font-size-asian="8.5pt" style:font-size-complex="8.5pt"/>
    </style:style>
    <style:style style:name="MT4" style:family="text">
      <style:text-properties fo:font-size="9pt" fo:language="bg" fo:country="BG" style:font-size-asian="9pt" style:font-size-complex="9pt"/>
    </style:style>
    <style:style style:name="MT5" style:family="text">
      <style:text-properties fo:font-size="9pt" style:font-size-asian="9pt" style:font-size-complex="9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.049cm" fo:padding-top="0.12cm" fo:padding-bottom="0.049cm" fo:border="0.06pt solid #000000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cm" fo:padding-top="0cm" fo:padding-bottom="0cm" fo:border="0.06pt solid #000000"/>
    </style:style>
    <style:style style:name="Mfr5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gr1" style:family="graphic">
      <style:graphic-properties draw:stroke="solid" svg:stroke-width="0.035cm" svg:stroke-color="#974706" draw:stroke-linejoin="round" draw:fill="solid" draw:fill-color="#ffffff" draw:textarea-horizontal-align="center" draw:textarea-vertical-align="top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3.695cm" svg:y="0.249cm" svg:width="14.704cm" svg:height="1.427cm" draw:z-index="3"><draw:text-box><text:p text:style-name="MP2"><text:span text:style-name="MT1">© SoftUni – </text:span><text:a xlink:type="simple" xlink:href="https://about.softuni.bg/" text:style-name="ListLabel_20_47" text:visited-style-name="ListLabel_20_47"><text:span text:style-name="Internet_20_link"><text:span text:style-name="MT2">https://about.softuni.bg</text:span></text:span></text:a><text:span text:style-name="MT1">. </text:span><text:span text:style-name="MT3">Copyrighted document. Unauthorized copy, reproduction or use is not permitted.</text:span><text:bookmark text:name="_Hlk24191091"/></text:p><text:p text:style-name="MP3"><draw:a xlink:type="simple" xlink:href="https://softuni.org"><draw:frame draw:style-name="Mfr2" draw:name="Picture 3" text:anchor-type="as-char" svg:width="0.499cm" svg:height="0.499cm" draw:z-index="11"><draw:image xlink:href="Pictures/100002000000018E0000018ECA8B6F8978845C50.png" xlink:type="simple" xlink:show="embed" xlink:actuate="onLoad" loext:mime-type="image/png"/></draw:frame></draw:a><text:span text:style-name="MT4"><text:s text:c="3"/></text:span><draw:a xlink:type="simple" xlink:href="https://softuni.bg"><draw:frame draw:style-name="Mfr2" draw:name="Picture 2" text:anchor-type="as-char" svg:width="0.499cm" svg:height="0.499cm" draw:z-index="13"><draw:image xlink:href="Pictures/100002010000018E0000018EBD486230B4FC5109.png" xlink:type="simple" xlink:show="embed" xlink:actuate="onLoad" loext:mime-type="image/png"/></draw:frame></draw:a><text:span text:style-name="MT4"><text:s text:c="3"/></text:span><draw:a xlink:type="simple" xlink:href="https://www.facebook.com/softuni.org"><draw:frame draw:style-name="Mfr2" draw:name="Picture 5" text:anchor-type="as-char" svg:width="0.499cm" svg:height="0.499cm" draw:z-index="15"><draw:image xlink:href="Pictures/1000020000000094000000940444C3C9D205423F.png" xlink:type="simple" xlink:show="embed" xlink:actuate="onLoad" loext:mime-type="image/png"/></draw:frame></draw:a><text:span text:style-name="MT5"><text:s text:c="3"/></text:span><draw:a xlink:type="simple" xlink:href="https://www.instagram.com/softuni_org"><draw:frame draw:style-name="Mfr2" draw:name="Picture 20" text:anchor-type="as-char" svg:width="0.499cm" svg:height="0.499cm" draw:z-index="17"><draw:image xlink:href="Pictures/10000201000000B4000000B4208AF0A64964E903.png" xlink:type="simple" xlink:show="embed" xlink:actuate="onLoad" loext:mime-type="image/png"/></draw:frame></draw:a><text:span text:style-name="MT5"><text:s text:c="3"/></text:span><draw:a xlink:type="simple" xlink:href="https://twitter.com/SoftUni1"><draw:frame draw:style-name="Mfr2" draw:name="Picture 7" text:anchor-type="as-char" svg:width="0.499cm" svg:height="0.499cm" draw:z-index="19"><draw:image xlink:href="Pictures/100002000000009400000094885D4295E8021B8C.png" xlink:type="simple" xlink:show="embed" xlink:actuate="onLoad" loext:mime-type="image/png"/></draw:frame></draw:a><text:span text:style-name="MT5"><text:s text:c="2"/></text:span><draw:a xlink:type="simple" xlink:href="https://www.youtube.com/channel/UCqvOk8tYzfRS-eDy4vs3UyA"><draw:frame draw:style-name="Mfr2" draw:name="Picture 17" text:anchor-type="as-char" svg:width="0.499cm" svg:height="0.499cm" draw:z-index="21"><draw:image xlink:href="Pictures/100002000000009400000094183D941B7D80F4B0.png" xlink:type="simple" xlink:show="embed" xlink:actuate="onLoad" loext:mime-type="image/png"/></draw:frame></draw:a><text:span text:style-name="MT5"><text:s text:c="3"/></text:span><draw:a xlink:type="simple" xlink:href="https://www.linkedin.com/company/softuni/"><draw:frame draw:style-name="Mfr3" draw:name="Picture 21" text:anchor-type="as-char" svg:width="0.499cm" svg:height="0.499cm" draw:z-index="23"><draw:image xlink:href="Pictures/10000200000001CC000001CC8D30CC1D74D8248E.png" xlink:type="simple" xlink:show="embed" xlink:actuate="onLoad" loext:mime-type="image/png"/></draw:frame></draw:a><text:span text:style-name="MT5"><text:s text:c="3"/></text:span><draw:a xlink:type="simple" xlink:href="https://github.com/SoftUni"><draw:frame draw:style-name="Mfr2" draw:name="Picture 22" text:anchor-type="as-char" svg:width="0.499cm" svg:height="0.499cm" draw:z-index="25"><draw:image xlink:href="Pictures/10000200000001A500000197197CCDDDCC66E692.png" xlink:type="simple" xlink:show="embed" xlink:actuate="onLoad" loext:mime-type="image/png"/></draw:frame></draw:a><text:span text:style-name="MT5"><text:s text:c="3"/></text:span><draw:a xlink:type="simple" xlink:href="mailto:info@softuni.org"><draw:frame draw:style-name="Mfr2" draw:name="Picture 23" text:anchor-type="as-char" svg:width="0.499cm" svg:height="0.499cm" draw:z-index="27"><draw:image xlink:href="Pictures/1000020000000094000000947840CCE6317D2720.png" xlink:type="simple" xlink:show="embed" xlink:actuate="onLoad" loext:mime-type="image/png"/></draw:frame></draw:a></text:p></draw:text-box></draw:frame><draw:frame draw:style-name="Mfr4" text:anchor-type="char" svg:x="3.875cm" svg:y="0.99cm" svg:width="1.416cm" svg:height="0.459cm" draw:z-index="5"><draw:text-box><text:p text:style-name="MP4"><text:span text:style-name="MT3">Follow us:</text:span></text:p></draw:text-box></draw:frame><draw:a xlink:type="simple" xlink:href="https://softuni.org"><draw:frame draw:style-name="Mfr5" draw:name="Picture 1" text:anchor-type="char" svg:x="-0.03cm" svg:y="0.392cm" svg:width="3.48cm" svg:height="1.201cm" draw:z-index="9"><draw:image xlink:href="Pictures/10000200000002F4000001063CDF15509538B8F8.png" xlink:type="simple" xlink:show="embed" xlink:actuate="onLoad" loext:mime-type="image/png"/></draw:frame></draw:a><draw:line text:anchor-type="char" draw:z-index="1" draw:name="Straight Connector 19" draw:style-name="Mgr1" draw:text-style-name="MP5" svg:x1="-0.002cm" svg:y1="0.183cm" svg:x2="18.371cm" svg:y2="0.183cm"><text:p/></draw:line><draw:frame draw:style-name="Mfr6" text:anchor-type="char" svg:x="15.686cm" svg:y="0.951cm" svg:width="2.501cm" svg:height="0.561cm" draw:z-index="7"><draw:text-box><text:p text:style-name="MP6"><text:span text:style-name="MT5">Page </text:span><text:span text:style-name="MT5"><text:page-number text:select-page="current">2</text:page-number></text:span><text:span text:style-name="MT5"><text:s/>of </text:span><text:span text:style-name="MT5"><text:page-count>2</text:page-count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S Advanced - Exam June 2020</dc:title>
    <dc:subject>Software Development</dc:subject>
    <meta:initial-creator>Software University</meta:initial-creator>
    <meta:keyword>JavaScript</meta:keyword>
    <meta:keyword>JS</meta:keyword>
    <meta:keyword>ES6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dc:creator>Bozhidar</dc:creator>
    <meta:editing-cycles>4</meta:editing-cycles>
    <meta:print-date>2015-10-26T22:35:00</meta:print-date>
    <meta:creation-date>2020-10-21T07:02:00</meta:creation-date>
    <dc:date>2020-10-21T07:13:00</dc:date>
    <meta:editing-duration>PT12M</meta:editing-duration>
    <meta:generator>LibreOffice/6.1.3.2$Windows_X86_64 LibreOffice_project/86daf60bf00efa86ad547e59e09d6bb77c699acb</meta:generator>
    <meta:document-statistic meta:table-count="1" meta:image-count="10" meta:object-count="0" meta:page-count="2" meta:paragraph-count="56" meta:word-count="405" meta:character-count="2673" meta:non-whitespace-character-count="2293"/>
    <meta:user-defined meta:name="AppVersion">12.0000</meta:user-defined>
    <meta:user-defined meta:name="Company">SoftUni – https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computer programming;programming;software development;software engineering</meta:user-defined>
    <meta:template xlink:type="simple" xlink:actuate="onRequest" xlink:title="Normal.dotm" xlink:href=""/>
  </office:meta>
</office:document-meta>
</file>